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4" style:family="table-cell" style:parent-style-name="Default" style:data-style-name="N121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tart Time</text:p>
          </table:table-cell>
          <table:table-cell table:style-name="ce1" office:value-type="time" office:time-value="PT09H49M38S" calcext:value-type="time">
            <text:p>09:49:38 AM</text:p>
          </table:table-cell>
          <table:table-cell office:value-type="string" calcext:value-type="string">
            <text:p>Start Date</text:p>
          </table:table-cell>
          <table:table-cell table:style-name="ce3" office:value-type="date" office:date-value="2017-07-02" calcext:value-type="date">
            <text:p>2017-07-0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nd Time</text:p>
          </table:table-cell>
          <table:table-cell table:number-columns-repeated="3"/>
        </table:table-row>
        <table:table-row table:style-name="ro1">
          <table:table-cell table:number-columns-repeated="2" table:style-name="Default" office:value-type="string" calcext:value-type="string">
            <text:p>ti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time" office:time-value="PT09H49M38S" calcext:value-type="time">
            <text:p>09:49:38 AM</text:p>
          </table:table-cell>
          <table:table-cell table:formula="of:=[.$E$1]+[.A4]" office:value-type="date" office:date-value="2017-07-02T09:49:38" calcext:value-type="date">
            <text:p>2017/07/02 09:49:38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office:value-type="time" office:time-value="PT09H49M41S" calcext:value-type="time">
            <text:p>09:49:41 AM</text:p>
          </table:table-cell>
          <table:table-cell table:formula="of:=[.$E$1]+[.A5]" office:value-type="date" office:date-value="2017-07-02T09:49:41" calcext:value-type="date">
            <text:p>2017/07/02 09:49:41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09H49M42S" calcext:value-type="time">
            <text:p>09:49:42 AM</text:p>
          </table:table-cell>
          <table:table-cell table:formula="of:=[.$E$1]+[.A6]" office:value-type="date" office:date-value="2017-07-02T09:49:42" calcext:value-type="date">
            <text:p>2017/07/02 09:49:42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office:value-type="time" office:time-value="PT09H49M48S" calcext:value-type="time">
            <text:p>09:49:48 AM</text:p>
          </table:table-cell>
          <table:table-cell table:formula="of:=[.$E$1]+[.A7]" office:value-type="date" office:date-value="2017-07-02T09:49:48" calcext:value-type="date">
            <text:p>2017/07/02 09:49:48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09H49M49S" calcext:value-type="time">
            <text:p>09:49:49 AM</text:p>
          </table:table-cell>
          <table:table-cell table:formula="of:=[.$E$1]+[.A8]" office:value-type="date" office:date-value="2017-07-02T09:49:49" calcext:value-type="date">
            <text:p>2017/07/02 09:49:49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office:value-type="time" office:time-value="PT10H02M16S" calcext:value-type="time">
            <text:p>10:02:16 AM</text:p>
          </table:table-cell>
          <table:table-cell table:formula="of:=[.$E$1]+[.A9]" office:value-type="date" office:date-value="2017-07-02T10:02:16" calcext:value-type="date">
            <text:p>2017/07/02 10:02:16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02M19S" calcext:value-type="time">
            <text:p>10:02:19 AM</text:p>
          </table:table-cell>
          <table:table-cell table:formula="of:=[.$E$1]+[.A10]" office:value-type="date" office:date-value="2017-07-02T10:02:19" calcext:value-type="date">
            <text:p>2017/07/02 10:02:19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office:value-type="time" office:time-value="PT10H02M25S" calcext:value-type="time">
            <text:p>10:02:25 AM</text:p>
          </table:table-cell>
          <table:table-cell table:formula="of:=[.$E$1]+[.A11]" office:value-type="date" office:date-value="2017-07-02T10:02:25" calcext:value-type="date">
            <text:p>2017/07/02 10:02:25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02M27S" calcext:value-type="time">
            <text:p>10:02:27 AM</text:p>
          </table:table-cell>
          <table:table-cell table:formula="of:=[.$E$1]+[.A12]" office:value-type="date" office:date-value="2017-07-02T10:02:27" calcext:value-type="date">
            <text:p>2017/07/02 10:02:27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office:value-type="time" office:time-value="PT10H02M43S" calcext:value-type="time">
            <text:p>10:02:43 AM</text:p>
          </table:table-cell>
          <table:table-cell table:formula="of:=[.$E$1]+[.A13]" office:value-type="date" office:date-value="2017-07-02T10:02:43" calcext:value-type="date">
            <text:p>2017/07/02 10:02:43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02M46S" calcext:value-type="time">
            <text:p>10:02:46 AM</text:p>
          </table:table-cell>
          <table:table-cell table:formula="of:=[.$E$1]+[.A14]" office:value-type="date" office:date-value="2017-07-02T10:02:46" calcext:value-type="date">
            <text:p>2017/07/02 10:02:46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office:value-type="time" office:time-value="PT10H09M44S" calcext:value-type="time">
            <text:p>10:09:44 AM</text:p>
          </table:table-cell>
          <table:table-cell table:formula="of:=[.$E$1]+[.A15]" office:value-type="date" office:date-value="2017-07-02T10:09:44" calcext:value-type="date">
            <text:p>2017/07/02 10:09:44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09M46S" calcext:value-type="time">
            <text:p>10:09:46 AM</text:p>
          </table:table-cell>
          <table:table-cell table:formula="of:=[.$E$1]+[.A16]" office:value-type="date" office:date-value="2017-07-02T10:09:46" calcext:value-type="date">
            <text:p>2017/07/02 10:09:46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office:value-type="time" office:time-value="PT10H11M52S" calcext:value-type="time">
            <text:p>10:11:52 AM</text:p>
          </table:table-cell>
          <table:table-cell table:formula="of:=[.$E$1]+[.A17]" office:value-type="date" office:date-value="2017-07-02T10:11:52" calcext:value-type="date">
            <text:p>2017/07/02 10:11:52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11M54S" calcext:value-type="time">
            <text:p>10:11:54 AM</text:p>
          </table:table-cell>
          <table:table-cell table:formula="of:=[.$E$1]+[.A18]" office:value-type="date" office:date-value="2017-07-02T10:11:54" calcext:value-type="date">
            <text:p>2017/07/02 10:11:54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office:value-type="time" office:time-value="PT10H31M52S" calcext:value-type="time">
            <text:p>10:31:52 AM</text:p>
          </table:table-cell>
          <table:table-cell table:formula="of:=[.$E$1]+[.A19]" office:value-type="date" office:date-value="2017-07-02T10:31:52" calcext:value-type="date">
            <text:p>2017/07/02 10:31:52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31M55S" calcext:value-type="time">
            <text:p>10:31:55 AM</text:p>
          </table:table-cell>
          <table:table-cell table:formula="of:=[.$E$1]+[.A20]" office:value-type="date" office:date-value="2017-07-02T10:31:55" calcext:value-type="date">
            <text:p>2017/07/02 10:31:55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office:value-type="time" office:time-value="PT10H34M22S" calcext:value-type="time">
            <text:p>10:34:22 AM</text:p>
          </table:table-cell>
          <table:table-cell table:formula="of:=[.$E$1]+[.A21]" office:value-type="date" office:date-value="2017-07-02T10:34:22" calcext:value-type="date">
            <text:p>2017/07/02 10:34:22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office:value-type="time" office:time-value="PT10H34M24S" calcext:value-type="time">
            <text:p>10:34:24 AM</text:p>
          </table:table-cell>
          <table:table-cell table:formula="of:=[.$E$1]+[.A22]" office:value-type="date" office:date-value="2017-07-02T10:34:24" calcext:value-type="date">
            <text:p>2017/07/02 10:34:24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office:value-type="time" office:time-value="PT10H34M26S" calcext:value-type="time">
            <text:p>10:34:26 AM</text:p>
          </table:table-cell>
          <table:table-cell table:formula="of:=[.$E$1]+[.A23]" office:value-type="date" office:date-value="2017-07-02T10:34:26" calcext:value-type="date">
            <text:p>2017/07/02 10:34:26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 style:data-style-name="N2" text:time-value="17:51:20.901661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6:02:00.331932833</meta:creation-date>
    <dc:date>2018-02-04T17:53:40.519994950</dc:date>
    <meta:editing-duration>PT23M12S</meta:editing-duration>
    <meta:editing-cycles>19</meta:editing-cycles>
    <meta:generator>LibreOffice/5.4.2.2$Linux_X86_64 LibreOffice_project/40m0$Build-2</meta:generator>
    <meta:document-statistic meta:table-count="1" meta:cell-count="69" meta:object-count="0"/>
  </office:meta>
</office:document-meta>
</file>